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827F18C6A8090F4.png" manifest:media-type="image/png"/>
  <manifest:file-entry manifest:full-path="Pictures/100000010000078000000438EB60951C43B6DF7C.png" manifest:media-type="image/png"/>
  <manifest:file-entry manifest:full-path="Pictures/1000000100000780000004381BF42C6E4061D9D7.png" manifest:media-type="image/png"/>
  <manifest:file-entry manifest:full-path="Pictures/1000000100000780000004387198A0E1939C75DA.png" manifest:media-type="image/png"/>
  <manifest:file-entry manifest:full-path="Pictures/10000001000007800000043824FDFCBD655DC1FB.png" manifest:media-type="image/png"/>
  <manifest:file-entry manifest:full-path="Pictures/1000000100000780000004383BD8C8E207100B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0.265cm" svg:y="0.319cm" svg:width="17cm" svg:height="9.562cm" draw:z-index="0"><draw:image xlink:href="Pictures/1000000100000780000004383BD8C8E207100B5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width="17cm" svg:height="9.562cm" draw:z-index="1"><draw:image xlink:href="Pictures/10000001000007800000043824FDFCBD655DC1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3" text:anchor-type="char" svg:width="17cm" svg:height="9.562cm" draw:z-index="2"><draw:image xlink:href="Pictures/100000010000078000000438EB60951C43B6DF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9.562cm" draw:z-index="3"><draw:image xlink:href="Pictures/1000000100000780000004389827F18C6A8090F4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><draw:frame draw:style-name="fr1" draw:name="Image5" text:anchor-type="char" svg:width="17cm" svg:height="9.562cm" draw:z-index="4"><draw:image xlink:href="Pictures/1000000100000780000004387198A0E1939C75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7cm" svg:height="9.562cm" draw:z-index="5"><draw:image xlink:href="Pictures/1000000100000780000004381BF42C6E4061D9D7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0:41:41.422733972</meta:creation-date>
    <dc:date>2023-11-26T20:44:12.699055424</dc:date>
    <meta:editing-duration>PT2M31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5" meta:paragraph-count="0" meta:word-count="0" meta:character-count="0" meta:non-whitespace-character-count="0"/>
  </office:meta>
</office:document-meta>
</file>